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4457" officeooo:paragraph-rsid="001d4457" style:font-weight-asian="bold" style:font-weight-complex="bold"/>
    </style:style>
    <style:style style:name="P2" style:family="paragraph" style:parent-style-name="Standard">
      <style:text-properties fo:font-weight="bold" officeooo:rsid="0030c37d" officeooo:paragraph-rsid="001d7178" style:font-weight-asian="bold" style:font-weight-complex="bold"/>
    </style:style>
    <style:style style:name="P3" style:family="paragraph" style:parent-style-name="Standard">
      <style:text-properties fo:font-weight="bold" officeooo:rsid="0033e3f7" officeooo:paragraph-rsid="001d7178" style:font-weight-asian="bold" style:font-weight-complex="bold"/>
    </style:style>
    <style:style style:name="P4" style:family="paragraph" style:parent-style-name="Standard">
      <style:text-properties fo:font-weight="bold" officeooo:rsid="0034c221" officeooo:paragraph-rsid="001d7178" style:font-weight-asian="bold" style:font-weight-complex="bold"/>
    </style:style>
    <style:style style:name="P5" style:family="paragraph" style:parent-style-name="Standard">
      <style:text-properties fo:font-weight="bold" officeooo:rsid="003701d7" officeooo:paragraph-rsid="001d7178" style:font-weight-asian="bold" style:font-weight-complex="bold"/>
    </style:style>
    <style:style style:name="P6" style:family="paragraph" style:parent-style-name="Standard">
      <style:text-properties fo:font-weight="bold" officeooo:rsid="002cf6a4" officeooo:paragraph-rsid="002cf6a4" style:font-weight-asian="bold" style:font-weight-complex="bold"/>
    </style:style>
    <style:style style:name="P7" style:family="paragraph" style:parent-style-name="Standard">
      <style:text-properties fo:font-weight="normal" officeooo:rsid="0026c656" officeooo:paragraph-rsid="001d7178" style:font-weight-asian="normal" style:font-weight-complex="normal"/>
    </style:style>
    <style:style style:name="P8" style:family="paragraph" style:parent-style-name="Standard">
      <style:text-properties fo:font-weight="normal" officeooo:rsid="0031ac0d" officeooo:paragraph-rsid="001d7178" style:font-weight-asian="normal" style:font-weight-complex="normal"/>
    </style:style>
    <style:style style:name="P9" style:family="paragraph" style:parent-style-name="Standard">
      <style:text-properties fo:font-weight="normal" officeooo:rsid="00323e63" officeooo:paragraph-rsid="001d7178" style:font-weight-asian="normal" style:font-weight-complex="normal"/>
    </style:style>
    <style:style style:name="P10" style:family="paragraph" style:parent-style-name="Standard">
      <style:text-properties fo:font-weight="normal" officeooo:rsid="0034c221" officeooo:paragraph-rsid="001d7178" style:font-weight-asian="normal" style:font-weight-complex="normal"/>
    </style:style>
    <style:style style:name="P11" style:family="paragraph" style:parent-style-name="Standard">
      <style:text-properties fo:font-weight="normal" officeooo:rsid="00387d23" officeooo:paragraph-rsid="001d7178" style:font-weight-asian="normal" style:font-weight-complex="normal"/>
    </style:style>
    <style:style style:name="P12" style:family="paragraph" style:parent-style-name="Standard">
      <style:text-properties fo:font-weight="normal" officeooo:rsid="002cf6a4" officeooo:paragraph-rsid="002cf6a4"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1e6c37" officeooo:paragraph-rsid="001e6c3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3adf3" officeooo:paragraph-rsid="0033adf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169f" officeooo:paragraph-rsid="0031169f"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7b118" officeooo:paragraph-rsid="0027b118"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699d5" officeooo:paragraph-rsid="003699d5"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b1130" officeooo:paragraph-rsid="003b1130"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38e16" officeooo:paragraph-rsid="00438e16" style:font-weight-asian="bold" style:font-weight-complex="bold"/>
    </style:style>
    <style:style style:name="P20" style:family="paragraph" style:parent-style-name="Standard">
      <style:text-properties style:text-underline-style="none" fo:font-weight="bold" officeooo:rsid="001e6c37" officeooo:paragraph-rsid="001e6c37" style:font-weight-asian="bold" style:font-weight-complex="bold"/>
    </style:style>
    <style:style style:name="P21" style:family="paragraph" style:parent-style-name="Standard">
      <style:text-properties style:text-underline-style="none" fo:font-weight="bold" officeooo:rsid="001e80a9" officeooo:paragraph-rsid="001e80a9" style:font-weight-asian="bold" style:font-weight-complex="bold"/>
    </style:style>
    <style:style style:name="P22" style:family="paragraph" style:parent-style-name="Standard">
      <style:text-properties style:text-underline-style="none" fo:font-weight="bold" officeooo:rsid="001fa226" officeooo:paragraph-rsid="001fa226" style:font-weight-asian="bold" style:font-weight-complex="bold"/>
    </style:style>
    <style:style style:name="P23" style:family="paragraph" style:parent-style-name="Standard">
      <style:text-properties style:text-underline-style="none" fo:font-weight="bold" officeooo:rsid="002198e7" officeooo:paragraph-rsid="002198e7" style:font-weight-asian="bold" style:font-weight-complex="bold"/>
    </style:style>
    <style:style style:name="P24" style:family="paragraph" style:parent-style-name="Standard">
      <style:text-properties style:text-underline-style="none" fo:font-weight="bold" officeooo:rsid="0023289a" officeooo:paragraph-rsid="0023289a" style:font-weight-asian="bold" style:font-weight-complex="bold"/>
    </style:style>
    <style:style style:name="P25" style:family="paragraph" style:parent-style-name="Standard">
      <style:text-properties style:text-underline-style="none" fo:font-weight="bold" officeooo:rsid="00291e3b" officeooo:paragraph-rsid="00291e3b" style:font-weight-asian="bold" style:font-weight-complex="bold"/>
    </style:style>
    <style:style style:name="P26" style:family="paragraph" style:parent-style-name="Standard">
      <style:text-properties style:text-underline-style="none" fo:font-weight="bold" officeooo:rsid="0031169f" officeooo:paragraph-rsid="0031169f" style:font-weight-asian="bold" style:font-weight-complex="bold"/>
    </style:style>
    <style:style style:name="P27" style:family="paragraph" style:parent-style-name="Standard">
      <style:text-properties style:text-underline-style="none" fo:font-weight="bold" officeooo:rsid="00338607" officeooo:paragraph-rsid="00338607" style:font-weight-asian="bold" style:font-weight-complex="bold"/>
    </style:style>
    <style:style style:name="P28" style:family="paragraph" style:parent-style-name="Standard">
      <style:text-properties style:text-underline-style="none" fo:font-weight="bold" officeooo:rsid="0033adf3" officeooo:paragraph-rsid="0033adf3" style:font-weight-asian="bold" style:font-weight-complex="bold"/>
    </style:style>
    <style:style style:name="P29" style:family="paragraph" style:parent-style-name="Standard">
      <style:text-properties style:text-underline-style="none" fo:font-weight="bold" officeooo:rsid="0035946b" officeooo:paragraph-rsid="0035946b" style:font-weight-asian="bold" style:font-weight-complex="bold"/>
    </style:style>
    <style:style style:name="P30" style:family="paragraph" style:parent-style-name="Standard">
      <style:text-properties style:text-underline-style="none" fo:font-weight="bold" officeooo:rsid="0039c356" officeooo:paragraph-rsid="0039c356" style:font-weight-asian="bold" style:font-weight-complex="bold"/>
    </style:style>
    <style:style style:name="P31" style:family="paragraph" style:parent-style-name="Standard">
      <style:text-properties style:text-underline-style="none" fo:font-weight="bold" officeooo:rsid="00416830" officeooo:paragraph-rsid="00435d4a" style:font-weight-asian="bold" style:font-weight-complex="bold"/>
    </style:style>
    <style:style style:name="P32" style:family="paragraph" style:parent-style-name="Standard">
      <style:text-properties style:text-underline-style="none" fo:font-weight="bold" officeooo:rsid="00435d4a" officeooo:paragraph-rsid="00435d4a" style:font-weight-asian="bold" style:font-weight-complex="bold"/>
    </style:style>
    <style:style style:name="P33" style:family="paragraph" style:parent-style-name="Standard">
      <style:text-properties style:text-underline-style="none" fo:font-weight="bold" officeooo:rsid="00483ce0" officeooo:paragraph-rsid="00483ce0" style:font-weight-asian="bold" style:font-weight-complex="bold"/>
    </style:style>
    <style:style style:name="P34" style:family="paragraph" style:parent-style-name="Standard">
      <style:text-properties style:text-underline-style="none" fo:font-weight="bold" officeooo:rsid="00483ce0" officeooo:paragraph-rsid="00492322" style:font-weight-asian="bold" style:font-weight-complex="bold"/>
    </style:style>
    <style:style style:name="P35" style:family="paragraph" style:parent-style-name="Standard">
      <style:text-properties style:text-underline-style="none" fo:font-weight="bold" officeooo:rsid="00483ce0" officeooo:paragraph-rsid="004a41b9" style:font-weight-asian="bold" style:font-weight-complex="bold"/>
    </style:style>
    <style:style style:name="P36" style:family="paragraph" style:parent-style-name="Standard">
      <style:text-properties style:text-underline-style="none" fo:font-weight="bold" officeooo:rsid="00483ce0" officeooo:paragraph-rsid="00505231" style:font-weight-asian="bold" style:font-weight-complex="bold"/>
    </style:style>
    <style:style style:name="P37" style:family="paragraph" style:parent-style-name="Standard">
      <style:text-properties style:text-underline-style="none" fo:font-weight="bold" officeooo:rsid="00483ce0" officeooo:paragraph-rsid="0057d612" style:font-weight-asian="bold" style:font-weight-complex="bold"/>
    </style:style>
    <style:style style:name="P38" style:family="paragraph" style:parent-style-name="Standard">
      <style:text-properties style:text-underline-style="none" fo:font-weight="bold" officeooo:rsid="00492322" officeooo:paragraph-rsid="00492322" style:font-weight-asian="bold" style:font-weight-complex="bold"/>
    </style:style>
    <style:style style:name="P39" style:family="paragraph" style:parent-style-name="Standard">
      <style:text-properties style:text-underline-style="none" fo:font-weight="bold" officeooo:rsid="00492322" officeooo:paragraph-rsid="004e73dd" style:font-weight-asian="bold" style:font-weight-complex="bold"/>
    </style:style>
    <style:style style:name="P40" style:family="paragraph" style:parent-style-name="Standard">
      <style:text-properties style:text-underline-style="none" fo:font-weight="bold" officeooo:rsid="004d0852" officeooo:paragraph-rsid="004d0852" style:font-weight-asian="bold" style:font-weight-complex="bold"/>
    </style:style>
    <style:style style:name="P41" style:family="paragraph" style:parent-style-name="Standard">
      <style:text-properties style:text-underline-style="none" fo:font-weight="bold" officeooo:rsid="0052ec55" officeooo:paragraph-rsid="0052ec55" style:font-weight-asian="bold" style:font-weight-complex="bold"/>
    </style:style>
    <style:style style:name="P42" style:family="paragraph" style:parent-style-name="Standard">
      <style:text-properties style:text-underline-style="none" fo:font-weight="bold" officeooo:rsid="0058d65e" officeooo:paragraph-rsid="0058d65e" style:font-weight-asian="bold" style:font-weight-complex="bold"/>
    </style:style>
    <style:style style:name="P43" style:family="paragraph" style:parent-style-name="Standard">
      <style:text-properties style:text-underline-style="none" fo:font-weight="bold" officeooo:rsid="0059b03f" officeooo:paragraph-rsid="0059b03f" style:font-weight-asian="bold" style:font-weight-complex="bold"/>
    </style:style>
    <style:style style:name="P44" style:family="paragraph" style:parent-style-name="Standard">
      <style:text-properties style:text-underline-style="none" fo:font-weight="bold" officeooo:rsid="005c7a78" officeooo:paragraph-rsid="005c7a78" style:font-weight-asian="bold" style:font-weight-complex="bold"/>
    </style:style>
    <style:style style:name="P45" style:family="paragraph" style:parent-style-name="Standard">
      <style:text-properties style:text-underline-style="none" fo:font-weight="bold" officeooo:rsid="005da73f" officeooo:paragraph-rsid="005da73f" style:font-weight-asian="bold" style:font-weight-complex="bold"/>
    </style:style>
    <style:style style:name="P46" style:family="paragraph" style:parent-style-name="Standard">
      <style:text-properties style:text-underline-style="none" fo:font-weight="normal" officeooo:rsid="002198e7" officeooo:paragraph-rsid="002198e7" style:font-weight-asian="normal" style:font-weight-complex="normal"/>
    </style:style>
    <style:style style:name="P47" style:family="paragraph" style:parent-style-name="Standard">
      <style:text-properties style:text-underline-style="none" fo:font-weight="normal" officeooo:rsid="0023cffd" officeooo:paragraph-rsid="0023cffd" style:font-weight-asian="normal" style:font-weight-complex="normal"/>
    </style:style>
    <style:style style:name="P48" style:family="paragraph" style:parent-style-name="Standard">
      <style:text-properties style:text-underline-style="none" fo:font-weight="normal" officeooo:rsid="0024933a" officeooo:paragraph-rsid="0024933a" style:font-weight-asian="normal" style:font-weight-complex="normal"/>
    </style:style>
    <style:style style:name="P49" style:family="paragraph" style:parent-style-name="Standard">
      <style:text-properties style:text-underline-style="none" fo:font-weight="normal" officeooo:rsid="0025df94" officeooo:paragraph-rsid="0025df94" style:font-weight-asian="normal" style:font-weight-complex="normal"/>
    </style:style>
    <style:style style:name="P50" style:family="paragraph" style:parent-style-name="Standard">
      <style:text-properties style:text-underline-style="none" fo:font-weight="normal" officeooo:rsid="0027b118" officeooo:paragraph-rsid="0027b118" style:font-weight-asian="normal" style:font-weight-complex="normal"/>
    </style:style>
    <style:style style:name="P51" style:family="paragraph" style:parent-style-name="Standard">
      <style:text-properties style:text-underline-style="none" fo:font-weight="normal" officeooo:rsid="00291e3b" officeooo:paragraph-rsid="00291e3b" style:font-weight-asian="normal" style:font-weight-complex="normal"/>
    </style:style>
    <style:style style:name="P52" style:family="paragraph" style:parent-style-name="Standard">
      <style:text-properties style:text-underline-style="none" fo:font-weight="normal" officeooo:rsid="002b17d0" officeooo:paragraph-rsid="002b17d0" style:font-weight-asian="normal" style:font-weight-complex="normal"/>
    </style:style>
    <style:style style:name="P53" style:family="paragraph" style:parent-style-name="Standard">
      <style:text-properties style:text-underline-style="none" fo:font-weight="normal" officeooo:rsid="002c4b12" officeooo:paragraph-rsid="002c4b12" style:font-weight-asian="normal" style:font-weight-complex="normal"/>
    </style:style>
    <style:style style:name="P54" style:family="paragraph" style:parent-style-name="Standard">
      <style:text-properties style:text-underline-style="none" fo:font-weight="normal" officeooo:rsid="0031169f" officeooo:paragraph-rsid="0032327e" style:font-weight-asian="normal" style:font-weight-complex="normal"/>
    </style:style>
    <style:style style:name="P55" style:family="paragraph" style:parent-style-name="Standard">
      <style:text-properties style:text-underline-style="none" fo:font-weight="normal" officeooo:rsid="0032327e" officeooo:paragraph-rsid="0032327e" style:font-weight-asian="normal" style:font-weight-complex="normal"/>
    </style:style>
    <style:style style:name="P56" style:family="paragraph" style:parent-style-name="Standard">
      <style:text-properties style:text-underline-style="none" fo:font-weight="normal" officeooo:rsid="003430cb" officeooo:paragraph-rsid="003430cb" style:font-weight-asian="normal" style:font-weight-complex="normal"/>
    </style:style>
    <style:style style:name="P57" style:family="paragraph" style:parent-style-name="Standard">
      <style:text-properties style:text-underline-style="none" fo:font-weight="normal" officeooo:rsid="00363887" officeooo:paragraph-rsid="00363887" style:font-weight-asian="normal" style:font-weight-complex="normal"/>
    </style:style>
    <style:style style:name="P58" style:family="paragraph" style:parent-style-name="Standard">
      <style:text-properties style:text-underline-style="none" fo:font-weight="normal" officeooo:rsid="0033adf3" officeooo:paragraph-rsid="0033adf3" style:font-weight-asian="normal" style:font-weight-complex="normal"/>
    </style:style>
    <style:style style:name="P59" style:family="paragraph" style:parent-style-name="Standard">
      <style:text-properties style:text-underline-style="none" fo:font-weight="normal" officeooo:rsid="003719e1" officeooo:paragraph-rsid="003719e1" style:font-weight-asian="normal" style:font-weight-complex="normal"/>
    </style:style>
    <style:style style:name="P60" style:family="paragraph" style:parent-style-name="Standard">
      <style:text-properties style:text-underline-style="none" fo:font-weight="normal" officeooo:rsid="0039c356" officeooo:paragraph-rsid="0039c356" style:font-weight-asian="normal" style:font-weight-complex="normal"/>
    </style:style>
    <style:style style:name="P61" style:family="paragraph" style:parent-style-name="Standard">
      <style:text-properties style:text-underline-style="none" fo:font-weight="normal" officeooo:rsid="003e1882" officeooo:paragraph-rsid="003e1882" style:font-weight-asian="normal" style:font-weight-complex="normal"/>
    </style:style>
    <style:style style:name="P62" style:family="paragraph" style:parent-style-name="Standard">
      <style:text-properties style:text-underline-style="none" fo:font-weight="normal" officeooo:rsid="003eec24" officeooo:paragraph-rsid="003eec24" style:font-weight-asian="normal" style:font-weight-complex="normal"/>
    </style:style>
    <style:style style:name="P63" style:family="paragraph" style:parent-style-name="Standard">
      <style:text-properties style:text-underline-style="none" fo:font-weight="normal" officeooo:rsid="004041bd" officeooo:paragraph-rsid="004041bd" style:font-weight-asian="normal" style:font-weight-complex="normal"/>
    </style:style>
    <style:style style:name="P64" style:family="paragraph" style:parent-style-name="Standard">
      <style:text-properties style:text-underline-style="none" fo:font-weight="normal" officeooo:rsid="0044b732" officeooo:paragraph-rsid="0044b732" style:font-weight-asian="normal" style:font-weight-complex="normal"/>
    </style:style>
    <style:style style:name="P65" style:family="paragraph" style:parent-style-name="Standard">
      <style:text-properties style:text-underline-style="none" fo:font-weight="normal" officeooo:rsid="0044b732" officeooo:paragraph-rsid="00460521" style:font-weight-asian="normal" style:font-weight-complex="normal"/>
    </style:style>
    <style:style style:name="P66" style:family="paragraph" style:parent-style-name="Standard">
      <style:text-properties style:text-underline-style="none" fo:font-weight="normal" officeooo:rsid="0044b732" officeooo:paragraph-rsid="00483ce0" style:font-weight-asian="normal" style:font-weight-complex="normal"/>
    </style:style>
    <style:style style:name="P67" style:family="paragraph" style:parent-style-name="Standard">
      <style:text-properties style:text-underline-style="none" fo:font-weight="normal" officeooo:rsid="0044b732" officeooo:paragraph-rsid="0048ef66" style:font-weight-asian="normal" style:font-weight-complex="normal"/>
    </style:style>
    <style:style style:name="P68" style:family="paragraph" style:parent-style-name="Standard">
      <style:text-properties style:text-underline-style="none" fo:font-weight="normal" officeooo:rsid="0044b732" officeooo:paragraph-rsid="004a41b9" style:font-weight-asian="normal" style:font-weight-complex="normal"/>
    </style:style>
    <style:style style:name="P69" style:family="paragraph" style:parent-style-name="Standard">
      <style:text-properties style:text-underline-style="none" fo:font-weight="normal" officeooo:rsid="0044b732" officeooo:paragraph-rsid="0054057e" style:font-weight-asian="normal" style:font-weight-complex="normal"/>
    </style:style>
    <style:style style:name="P70" style:family="paragraph" style:parent-style-name="Standard">
      <style:text-properties style:text-underline-style="none" fo:font-weight="normal" officeooo:rsid="00483ce0" officeooo:paragraph-rsid="00483ce0" style:font-weight-asian="normal" style:font-weight-complex="normal"/>
    </style:style>
    <style:style style:name="P71" style:family="paragraph" style:parent-style-name="Standard">
      <style:text-properties style:text-underline-style="none" fo:font-weight="normal" officeooo:rsid="0048ef66" officeooo:paragraph-rsid="0048ef66" style:font-weight-asian="normal" style:font-weight-complex="normal"/>
    </style:style>
    <style:style style:name="P72" style:family="paragraph" style:parent-style-name="Standard">
      <style:text-properties style:text-underline-style="none" fo:font-weight="normal" officeooo:rsid="004a41b9" officeooo:paragraph-rsid="004a41b9" style:font-weight-asian="normal" style:font-weight-complex="normal"/>
    </style:style>
    <style:style style:name="P73" style:family="paragraph" style:parent-style-name="Standard">
      <style:text-properties style:text-underline-style="none" fo:font-weight="normal" officeooo:rsid="004a41b9" officeooo:paragraph-rsid="0054057e" style:font-weight-asian="normal" style:font-weight-complex="normal"/>
    </style:style>
    <style:style style:name="P74" style:family="paragraph" style:parent-style-name="Standard">
      <style:text-properties style:text-underline-style="none" fo:font-weight="normal" officeooo:rsid="0054c44c" officeooo:paragraph-rsid="00552aac" style:font-weight-asian="normal" style:font-weight-complex="normal"/>
    </style:style>
    <style:style style:name="P75" style:family="paragraph" style:parent-style-name="Standard">
      <style:text-properties style:text-underline-style="none" fo:font-weight="normal" officeooo:rsid="0057d612" officeooo:paragraph-rsid="0057d612" style:font-weight-asian="normal" style:font-weight-complex="normal"/>
    </style:style>
    <style:style style:name="P76" style:family="paragraph" style:parent-style-name="Standard">
      <style:text-properties style:text-underline-style="none" fo:font-weight="normal" officeooo:rsid="005c7a78" officeooo:paragraph-rsid="005c7a78" style:font-weight-asian="normal" style:font-weight-complex="normal"/>
    </style:style>
    <style:style style:name="P77" style:family="paragraph" style:parent-style-name="Standard">
      <style:text-properties style:text-underline-style="none" fo:font-weight="normal" officeooo:rsid="005da73f" officeooo:paragraph-rsid="005da73f" style:font-weight-asian="normal" style:font-weight-complex="normal"/>
    </style:style>
    <style:style style:name="T1" style:family="text">
      <style:text-properties officeooo:rsid="00323e63"/>
    </style:style>
    <style:style style:name="T2" style:family="text">
      <style:text-properties officeooo:rsid="0035a559"/>
    </style:style>
    <style:style style:name="T3" style:family="text">
      <style:text-properties officeooo:rsid="0038ec72"/>
    </style:style>
    <style:style style:name="T4" style:family="text">
      <style:text-properties officeooo:rsid="001e3436"/>
    </style:style>
    <style:style style:name="T5" style:family="text">
      <style:text-properties fo:font-weight="normal" style:font-weight-asian="normal" style:font-weight-complex="normal"/>
    </style:style>
    <style:style style:name="T6" style:family="text">
      <style:text-properties fo:font-weight="normal" officeooo:rsid="001fa226" style:font-weight-asian="normal" style:font-weight-complex="normal"/>
    </style:style>
    <style:style style:name="T7" style:family="text">
      <style:text-properties officeooo:rsid="001f8358"/>
    </style:style>
    <style:style style:name="T8" style:family="text">
      <style:text-properties style:text-underline-style="solid" style:text-underline-width="auto" style:text-underline-color="font-color"/>
    </style:style>
    <style:style style:name="T9" style:family="text">
      <style:text-properties officeooo:rsid="00413576"/>
    </style:style>
    <style:style style:name="T10" style:family="text">
      <style:text-properties officeooo:rsid="00435d4a"/>
    </style:style>
    <style:style style:name="T11" style:family="text">
      <style:text-properties officeooo:rsid="00460521"/>
    </style:style>
    <style:style style:name="T12" style:family="text">
      <style:text-properties officeooo:rsid="0047e843"/>
    </style:style>
    <style:style style:name="T13" style:family="text">
      <style:text-properties officeooo:rsid="0048ef66"/>
    </style:style>
    <style:style style:name="T14" style:family="text">
      <style:text-properties officeooo:rsid="00492322"/>
    </style:style>
    <style:style style:name="T15" style:family="text">
      <style:text-properties officeooo:rsid="004a41b9"/>
    </style:style>
    <style:style style:name="T16" style:family="text">
      <style:text-properties officeooo:rsid="00505231"/>
    </style:style>
    <style:style style:name="T17" style:family="text">
      <style:text-properties officeooo:rsid="0054057e"/>
    </style:style>
    <style:style style:name="T18" style:family="text">
      <style:text-properties officeooo:rsid="00552aac"/>
    </style:style>
    <style:style style:name="T19" style:family="text">
      <style:text-properties officeooo:rsid="0057d612"/>
    </style:style>
    <style:style style:name="T20" style:family="text">
      <style:text-properties officeooo:rsid="0058d6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 examples are drawn from various sources on the web.</text:p>
      <text:p text:style-name="P1">Hopefully, they help you just as they did me :)</text:p>
      <text:p text:style-name="P1"/>
      <text:p text:style-name="P1">General Runtime Complexity figures. <text:span text:style-name="T4">AKA Big O Notation </text:span></text:p>
      <text:p text:style-name="P2">List of runtime complexities</text:p>
      <text:p text:style-name="P2">Constant Time</text:p>
      <text:p text:style-name="P8">1</text:p>
      <text:p text:style-name="P8">the operation will take the same amount of time.</text:p>
      <text:p text:style-name="P2"/>
      <text:p text:style-name="P2">Logarithmic runtime</text:p>
      <text:p text:style-name="P8">log(n)</text:p>
      <text:p text:style-name="P9">this is the result if by doubling the number of elements you are iterating, doesn’t double the amount of work. Ex. Search operations are log(n)</text:p>
      <text:p text:style-name="P2"/>
      <text:p text:style-name="P2">Linear runtime</text:p>
      <text:p text:style-name="P3">n</text:p>
      <text:p text:style-name="P10">iterating through all the elements in a collection of data.</text:p>
      <text:p text:style-name="P10">ex. for loop, while loop</text:p>
      <text:p text:style-name="P2"/>
      <text:p text:style-name="P2">quasilinear runtime</text:p>
      <text:p text:style-name="P4">n*log(n)</text:p>
      <text:p text:style-name="P10"><text:span text:style-name="T1">this is the result if by doubling the number of elements you are iterating, doesn’t double the amount of work. </text:span>Ex. Sorting operations <text:s/></text:p>
      <text:p text:style-name="P2"/>
      <text:p text:style-name="P2">quadratic time </text:p>
      <text:p text:style-name="P10">n^2<text:line-break/><text:span text:style-name="T2">every element in a collection has to be compared to every other element.</text:span></text:p>
      <text:p text:style-name="P10">ex. handshake problem</text:p>
      <text:p text:style-name="P2"/>
      <text:p text:style-name="P2">exponential time </text:p>
      <text:p text:style-name="P5">2^n</text:p>
      <text:p text:style-name="P11">by adding a single element into a collection, the processing power required <text:span text:style-name="T3">doubles</text:span></text:p>
      <text:p text:style-name="P7"/>
      <text:p text:style-name="P6">factorial time </text:p>
      <text:p text:style-name="P6">2! </text:p>
      <text:p text:style-name="P12">No examples yet</text:p>
      <text:p text:style-name="P12"/>
      <text:p text:style-name="P13">Big O, Big Theta, and Big Omega</text:p>
      <text:p text:style-name="P20"/>
      <text:p text:style-name="P21">Big O – O <text:s/>– <text:span text:style-name="T5">upper bound on the time. - </text:span><text:span text:style-name="T6">best case </text:span></text:p>
      <text:p text:style-name="P21">Big Omega – Q – <text:span text:style-name="T7">worst case</text:span></text:p>
      <text:p text:style-name="P21">Big Theta – o – <text:span text:style-name="T7">expected case </text:span></text:p>
      <text:p text:style-name="P21"/>
      <text:p text:style-name="P22">What is the relationship between best,worst,expected and bigO/theta/omega?</text:p>
      <text:p text:style-name="P46">Big O – upper bound of runtime</text:p>
      <text:p text:style-name="P46">Big omega – lower bound of runtime</text:p>
      <text:p text:style-name="P46">big theta – tight bounds for the runtime</text:p>
      <text:p text:style-name="P23"/>
      <text:p text:style-name="P24">Space complexity</text:p>
      <text:p text:style-name="P47"><text:soft-page-break/>This determines the amount of memory (as opposed amount of time) an algorithm uses.</text:p>
      <text:p text:style-name="P48"/>
      <text:p text:style-name="P48"/>
      <text:p text:style-name="P48"/>
      <text:p text:style-name="P48">Ex. recursive call counts</text:p>
      <text:p text:style-name="P48">int sum(int n){</text:p>
      <text:p text:style-name="P48"><text:tab/>if(n &lt;= 0){</text:p>
      <text:p text:style-name="P48"><text:tab/>return &amp;;<text:tab/></text:p>
      <text:p text:style-name="P48"><text:s text:c="3"/>}</text:p>
      <text:p text:style-name="P48"><text:tab/>return n + sum(n-1);</text:p>
      <text:p text:style-name="P48">}</text:p>
      <text:p text:style-name="P49">Note: Each of the recursive calls will be added to the stack, thus taking up more memory.</text:p>
      <text:p text:style-name="P23"/>
      <text:p text:style-name="P16">Learn to drop the constants in runtime complexity calculations</text:p>
      <text:p text:style-name="P50">This means </text:p>
      <text:p text:style-name="P50">2N → N</text:p>
      <text:p text:style-name="P50">3N^2 * log(43N) → N^2 * log(N)</text:p>
      <text:p text:style-name="P23"/>
      <text:p text:style-name="P25"><text:span text:style-name="T8">Drop the Non-dominant terms</text:span> </text:p>
      <text:p text:style-name="P51">Ex. <text:line-break/>N^3 + N → N^3</text:p>
      <text:p text:style-name="P52">N + logN → M </text:p>
      <text:p text:style-name="P53">5*2^2 + ie00N100 → 2^N</text:p>
      <text:p text:style-name="P53"/>
      <text:p text:style-name="P15">Multi-part algorithms : add vs multiply?</text:p>
      <text:p text:style-name="P27">Think of it this way. </text:p>
      <text:p text:style-name="P27">When an algorithm says “do this, then when done, do the next task.”, you add runtimes.</text:p>
      <text:p text:style-name="P27">When an algorithm says “do this for each time you do that.”, you multiply runtimes.</text:p>
      <text:p text:style-name="P26"/>
      <text:p text:style-name="P54">Ex. O(A+B) </text:p>
      <text:p text:style-name="P55">for(int a: arrA){</text:p>
      <text:p text:style-name="P55"><text:tab/>print(a);</text:p>
      <text:p text:style-name="P55">}</text:p>
      <text:p text:style-name="P55">for(intb: arrB){</text:p>
      <text:p text:style-name="P55"><text:tab/>print(b);</text:p>
      <text:p text:style-name="P55">}</text:p>
      <text:p text:style-name="P54"/>
      <text:p text:style-name="P54">vs </text:p>
      <text:p text:style-name="P54"/>
      <text:p text:style-name="P54">O(A*8)</text:p>
      <text:p text:style-name="P55">for(int a: arrA){</text:p>
      <text:p text:style-name="P55"><text:tab/>for(int b:arrB){</text:p>
      <text:p text:style-name="P55"><text:tab/>print(a + “,” + b);<text:tab/></text:p>
      <text:p text:style-name="P55"><text:s text:c="3"/>}</text:p>
      <text:p text:style-name="P55">}</text:p>
      <text:p text:style-name="P55"/>
      <text:p text:style-name="P28"/>
      <text:p text:style-name="P28"/>
      <text:p text:style-name="P28"/>
      <text:p text:style-name="P14"><text:soft-page-break/>Amortized time</text:p>
      <text:p text:style-name="P56">What is the runtime of this problem?</text:p>
      <text:p text:style-name="P56">An ArrayList is inserted with a fixed size array. After it hits its limit, it copies this old array into a new array where it can continue adding elements. </text:p>
      <text:p text:style-name="P56">Insertion runtime: O(N)</text:p>
      <text:p text:style-name="P56">Create new array : O(1)</text:p>
      <text:p text:style-name="P56">NEW RUNTIME COMPLEXITY: O(N)</text:p>
      <text:p text:style-name="P56"/>
      <text:p text:style-name="P29">What is amortized time?</text:p>
      <text:p text:style-name="P57">Using the example above, normal runtime is O(N), but the amortized time for each insertion(due to reaching the array limit) is O(1). This is because you only have to copy the array once it hits its limit.</text:p>
      <text:p text:style-name="P28"/>
      <text:p text:style-name="P17">More on LogN runtimes</text:p>
      <text:p text:style-name="P59">Remember, this runtime usually occurs with searching algorithms.</text:p>
      <text:p text:style-name="P30">Each time the number of elements in a problem gets halved each time, the runtime is O(log N).</text:p>
      <text:p text:style-name="P61">Ex. binary search tree algorithm </text:p>
      <text:p text:style-name="P60"/>
      <text:p text:style-name="P18">Recursive runtimes</text:p>
      <text:p text:style-name="P62">Ex. </text:p>
      <text:p text:style-name="P62">int f(int n){</text:p>
      <text:p text:style-name="P62"><text:tab/>if(n &lt;=1){</text:p>
      <text:p text:style-name="P62"><text:tab/> <text:s text:c="2"/>return 1;</text:p>
      <text:p text:style-name="P62"><text:tab/>}</text:p>
      <text:p text:style-name="P62"><text:tab/>return f(n-1) + f(n-1);</text:p>
      <text:p text:style-name="P62">}</text:p>
      <text:p text:style-name="P63">This will eventually call f(n) so many times, it will look like a tree .</text:p>
      <text:p text:style-name="P63">This tree will have a depth of N. <text:span text:style-name="T9">Each call will be called twice making it 2^N</text:span></text:p>
      <text:p text:style-name="P31">Answer: </text:p>
      <text:p text:style-name="P31"><text:span text:style-name="T10">Time complexity: </text:span>O(2^N)</text:p>
      <text:p text:style-name="P32">Space complexity: O(N)</text:p>
      <text:p text:style-name="P28"/>
      <text:p text:style-name="P19">Practice Problems</text:p>
      <text:p text:style-name="P70">Example 1</text:p>
      <text:p text:style-name="P66">Java problem </text:p>
      <text:p text:style-name="P64">void foo(int [] array){</text:p>
      <text:p text:style-name="P64"><text:tab/>int sum =0;</text:p>
      <text:p text:style-name="P64"><text:tab/><text:span text:style-name="T11">int product = 1;</text:span></text:p>
      <text:p text:style-name="P64"><text:tab/></text:p>
      <text:p text:style-name="P65"><text:tab/><text:span text:style-name="T11">for(int I = 0; i&lt; array.length; i++){</text:span></text:p>
      <text:p text:style-name="P65"><text:span text:style-name="T11"><text:tab/>sura += array[i];</text:span></text:p>
      <text:p text:style-name="P65"><text:span text:style-name="T11"><text:s text:c="3"/>}</text:span></text:p>
      <text:p text:style-name="P65"><text:tab/><text:span text:style-name="T11">for(int I = 0; i&lt;array.length; i++){</text:span></text:p>
      <text:p text:style-name="P65"><text:tab/><text:span text:style-name="T11">product *= array[i];</text:span></text:p>
      <text:p text:style-name="P65"><text:span text:style-name="T11">}</text:span></text:p>
      <text:p text:style-name="P64"><text:tab/><text:span text:style-name="T12">system.out.printIn(sura + “,” + array[j];</text:span></text:p>
      <text:p text:style-name="P64">}</text:p>
      <text:p text:style-name="P33"><text:span text:style-name="T14">1. </text:span>What is the runtime complexity?</text:p>
      <text:p text:style-name="P70">O(N) + O(N) = O(2N) = O(N)</text:p>
      <text:p text:style-name="P70"/>
      <text:p text:style-name="P71"><text:soft-page-break/>Example 2</text:p>
      <text:p text:style-name="P67">void <text:span text:style-name="T13">printPairs</text:span>(int [] array){</text:p>
      <text:p text:style-name="P67"><text:tab/><text:span text:style-name="T11">for(int I = 0; i&lt; array.length; i++){</text:span></text:p>
      <text:p text:style-name="P67"><text:span text:style-name="T11"><text:tab/>for(int I = 0; i&lt;array.length; i++){</text:span></text:p>
      <text:p text:style-name="P67"><text:tab/><text:tab/><text:span text:style-name="T12">system.out.printIn(array[i] + “,” + array[j];</text:span></text:p>
      <text:p text:style-name="P67"><text:span text:style-name="T11"><text:s text:c="7"/>}</text:span></text:p>
      <text:p text:style-name="P67"><text:span text:style-name="T11"><text:s text:c="3"/>}</text:span></text:p>
      <text:p text:style-name="P67">}</text:p>
      <text:p text:style-name="P34"><text:span text:style-name="T14">2. </text:span>What is the runtime complexity?</text:p>
      <text:p text:style-name="P38">Solution: <text:span text:style-name="T5">Since each one has O(N) and it follows the “do this each time you do that.”, we multiply the complexities. This means runtime complexity is O(N^2).</text:span></text:p>
      <text:p text:style-name="P28"/>
      <text:p text:style-name="P72">Void printunorderedpairs (int [] array){</text:p>
      <text:p text:style-name="P68"><text:tab/><text:span text:style-name="T11">for(int I = 0; 1 &lt; array.length; i++){</text:span></text:p>
      <text:p text:style-name="P72"><text:s/><text:span text:style-name="T11"><text:tab/>for(int </text:span>j<text:span text:style-name="T11"> = i+ 1; </text:span>j<text:span text:style-name="T11">&lt;array.length; </text:span>j<text:span text:style-name="T11">++){</text:span></text:p>
      <text:p text:style-name="P68"><text:tab/><text:tab/><text:span text:style-name="T12">system.out.printIn(array[i] + “,” + array[j];</text:span></text:p>
      <text:p text:style-name="P72"><text:s text:c="2"/>}</text:p>
      <text:p text:style-name="P72">}</text:p>
      <text:p text:style-name="P35"><text:span text:style-name="T15">3. </text:span>What is the runtime complexity?</text:p>
      <text:p text:style-name="P40">O(N<text:span text:style-name="T16">^2</text:span>)</text:p>
      <text:p text:style-name="P39"><text:span text:style-name="T5">This means runtime complexity is O(N^2).</text:span></text:p>
      <text:p text:style-name="P28"/>
      <text:p text:style-name="P73">Void printunorderedpairs (int [] array, <text:span text:style-name="T17">int [] arrayB</text:span>){</text:p>
      <text:p text:style-name="P69"><text:tab/><text:span text:style-name="T11">for(int I = 0; 1 &lt; arrayA.length; i++){</text:span></text:p>
      <text:p text:style-name="P73"><text:s/><text:span text:style-name="T11"><text:tab/>for(int </text:span>j<text:span text:style-name="T11"> = 0; </text:span>j<text:span text:style-name="T11">&lt;arrayB.length; </text:span>j<text:span text:style-name="T11">++){</text:span></text:p>
      <text:p text:style-name="P73"><text:tab/><text:tab/><text:span text:style-name="T17">if(arrayA[i] &gt; arrayB[j]){</text:span></text:p>
      <text:p text:style-name="P73"><text:tab/><text:tab/><text:span text:style-name="T12">system.out.printIn(array[i] + “,” + array[j];</text:span></text:p>
      <text:p text:style-name="P73"><text:span text:style-name="T17"><text:tab/>}</text:span></text:p>
      <text:p text:style-name="P69"><text:tab/><text:tab/></text:p>
      <text:p text:style-name="P73"><text:s text:c="2"/>}</text:p>
      <text:p text:style-name="P73">}</text:p>
      <text:p text:style-name="P41"/>
      <text:p text:style-name="P36"><text:span text:style-name="T16">4. </text:span>What is the runtime complexity?</text:p>
      <text:p text:style-name="P74">O(N) * O(N) + O(<text:span text:style-name="T18">1</text:span>)</text:p>
      <text:p text:style-name="P74"><text:span text:style-name="T18">O(AB)</text:span></text:p>
      <text:p text:style-name="P28"/>
      <text:p text:style-name="P28"/>
      <text:p text:style-name="P58">void printUnorderedPairs(int[] arrayA, int <text:span text:style-name="T20">[]</text:span> arrays) {</text:p>
      <text:p text:style-name="P58"><text:tab/>for (int i = 0; i &lt; arrayA.length; i++) {</text:p>
      <text:p text:style-name="P58"><text:tab/><text:tab/>f o r (int j = 0; j &lt; arrayB.length; j + + ) {</text:p>
      <text:p text:style-name="P58"><text:tab/><text:tab/><text:tab/>for (int k = 0; k &lt; 160800; k + + ) {</text:p>
      <text:p text:style-name="P58"><text:tab/><text:tab/><text:tab/><text:tab/>System.out.println(arrayA[i] + "," + arrayB[j]);</text:p>
      <text:p text:style-name="P58"><text:tab/><text:tab/><text:tab/><text:span text:style-name="T19">}</text:span></text:p>
      <text:p text:style-name="P58"><text:tab/><text:tab/><text:span text:style-name="T19">}</text:span></text:p>
      <text:p text:style-name="P58"><text:tab/><text:span text:style-name="T19">}</text:span></text:p>
      <text:p text:style-name="P75">}</text:p>
      <text:p text:style-name="P37"><text:span text:style-name="T19">5. </text:span>What is the runtime complexity?</text:p>
      <text:p text:style-name="P42">O(A) + O(B) + O(C = 1160800)</text:p>
      <text:p text:style-name="P43">O(AB)</text:p>
      <text:p text:style-name="P76"><text:soft-page-break/></text:p>
      <text:p text:style-name="P77">O(N+P)</text:p>
      <text:p text:style-name="P77">O(2N)</text:p>
      <text:p text:style-name="P77">O(N+LogN)</text:p>
      <text:p text:style-name="P77">O(N + M)</text:p>
      <text:p text:style-name="P44">6. Which of the following are equal to the O(N) complexity?</text:p>
      <text:p text:style-name="P45">O(N) = O(2N)</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54:29.396424829</meta:creation-date>
    <meta:generator>LibreOffice/6.0.7.3$Linux_X86_64 LibreOffice_project/00m0$Build-3</meta:generator>
    <dc:date>2019-03-05T11:25:30.399534958</dc:date>
    <meta:editing-duration>PT1H30M30S</meta:editing-duration>
    <meta:editing-cycles>63</meta:editing-cycles>
    <meta:document-statistic meta:table-count="0" meta:image-count="0" meta:object-count="0" meta:page-count="5" meta:paragraph-count="161" meta:word-count="842" meta:character-count="4697" meta:non-whitespace-character-count="3901"/>
  </office:meta>
</office:document-meta>
</file>